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b6b" officeooo:paragraph-rsid="000ca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ntentionally left blank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an Hewitt</meta:initial-creator>
    <meta:creation-date>2015-05-11T18:00:40.056809261</meta:creation-date>
    <dc:date>2015-05-11T18:01:50.412663368</dc:date>
    <dc:creator>Jordan Hewitt</dc:creator>
    <meta:editing-duration>PT1M11S</meta:editing-duration>
    <meta:editing-cycles>1</meta:editing-cycles>
    <meta:document-statistic meta:table-count="0" meta:image-count="0" meta:object-count="0" meta:page-count="1" meta:paragraph-count="1" meta:word-count="5" meta:character-count="39" meta:non-whitespace-character-count="35"/>
    <meta:generator>LibreOffice/4.4.2.2$Linux_X86_64 LibreOffice_project/40m0$Build-2</meta:generator>
  </office:meta>
</office:document-meta>
</file>